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Créer un site web pour un évènement de programmation de jeu vidéo appelé Game jam. Il devra être capable de supporter une centaine de personnes simultanément. Il devra permettre de différencier administrateur/ organisateur, jury et utilisateurs. Les administrateurs devront être capables de rajouter des participants et des jury, créer des groupes d’utilisateurs, gérer les comptes et archiver les jeux. Les jury pourront noter les jeux. Les utilisateurs pourront<text:s/>mettre en ligne leur production. Sur le site, les utilisateurs pourront consulter les notes et le classement général de l’ensemble des jeux. Le budget maximum est de 9000 €<text:s/>et les couleurs doivent correspondre a la charte du département du cli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xence POIZAT</meta:initial-creator>
    <dc:creator>Maxence POIZAT</dc:creator>
    <meta:creation-date>2021-09-30T15:02:00Z</meta:creation-date>
    <dc:date>2021-09-30T15:26:00Z</dc:date>
    <meta:template xlink:href="Normal.dotm" xlink:type="simple"/>
    <meta:editing-cycles>1</meta:editing-cycles>
    <meta:editing-duration>PT0S</meta:editing-duration>
    <meta:document-statistic meta:page-count="1" meta:paragraph-count="1" meta:word-count="109" meta:character-count="711" meta:row-count="5" meta:non-whitespace-character-count="603"/>
  </office:meta>
</office:document-meta>
</file>